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no: Michal Korbela </text:p>
      <text:p text:style-name="Standard">trieda: sexta </text:p>
      <text:p text:style-name="Standard">škola: Gymnázium J.J. Bánovce </text:p>
      <text:p text:style-name="Standard">úloha č.1</text:p>
      <text:p text:style-name="Standard"/>
      <text:p text:style-name="Standard">Tak tu stačí skontolovať, čí všetky mestá ležia na kružnici.</text:p>
      <text:p text:style-name="Standard">Takže každé mesto navštívime konštantný počet krát(max2) takže Časová zložitosť je lineárna O(N) a Pamäťová zložitosť je tiež lineárna 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_DdeLink__1_148664884"/>#include &lt;iostream&gt;<text:bookmark-end text:name="__DdeLink__1_148664884"/></text:p>
      <text:p text:style-name="Standard">#include &lt;vector&gt;</text:p>
      <text:p text:style-name="Standard">using namespace std;</text:p>
      <text:p text:style-name="Standard"/>
      <text:p text:style-name="Standard">int pole[10000005];</text:p>
      <text:p text:style-name="Standard">bool navs[1000005];</text:p>
      <text:p text:style-name="Standard"/>
      <text:p text:style-name="Standard"/>
      <text:p text:style-name="Standard"/>
      <text:p text:style-name="Standard"/>
      <text:p text:style-name="Standard">int main(){</text:p>
      <text:p text:style-name="Standard"/>
      <text:p text:style-name="Standard">long long n;</text:p>
      <text:p text:style-name="Standard">cin&gt;&gt; n;</text:p>
      <text:p text:style-name="Standard"/>
      <text:p text:style-name="Standard">for (long long i=1; i&lt;=n; i++){<text:tab/><text:tab/>//ešte sme nikdy túto atrakciu nenavštívili</text:p>
      <text:p text:style-name="Standard">navs[i]=false;</text:p>
      <text:p text:style-name="Standard">}</text:p>
      <text:p text:style-name="Standard"/>
      <text:p text:style-name="Standard"/>
      <text:p text:style-name="Standard"/>
      <text:p text:style-name="Standard">int err=1;</text:p>
      <text:p text:style-name="Standard">for (long long i=1; i&lt;=n; i++){<text:tab/><text:tab/>//načítame</text:p>
      <text:p text:style-name="Standard">long long temp;</text:p>
      <text:p text:style-name="Standard">cin&gt;&gt;temp;</text:p>
      <text:p text:style-name="Standard">pole[i]=temp;<text:tab/><text:tab/><text:tab/><text:tab/><text:tab/>//kam vedie vláčik z danej atrakcie</text:p>
      <text:p text:style-name="Standard">}</text:p>
      <text:p text:style-name="Standard"/>
      <text:p text:style-name="Standard">int pos=1;<text:tab/><text:tab/><text:tab/><text:tab/><text:tab/>//začneme cestovať napr od 1</text:p>
      <text:p text:style-name="Standard"/>
      <text:p text:style-name="Standard"/>
      <text:p text:style-name="Standard"/>
      <text:p text:style-name="Standard"/>
      <text:p text:style-name="Standard"><text:soft-page-break/>while(true){<text:tab/><text:tab/><text:tab/><text:tab/><text:tab/>//pokiaľ sme ešte neprišli na navštívenú atrakciu, tak cestujeme</text:p>
      <text:p text:style-name="Standard">if(navs[pole[pos]]!=true){<text:tab/><text:tab/><text:tab/>//ak nieje ešte nasledujúca atrakcia navštívená</text:p>
      <text:p text:style-name="Standard">navs[pole[pos]]=true;<text:tab/><text:tab/><text:tab/><text:tab/>//tak ju navštívime</text:p>
      <text:p text:style-name="Standard">pos=pole[pos];<text:tab/><text:tab/><text:tab/><text:tab/>//a presunieme sa do nej</text:p>
      <text:p text:style-name="Standard"/>
      <text:p text:style-name="Standard"/>
      <text:p text:style-name="Standard">}</text:p>
      <text:p text:style-name="Standard">else break;<text:tab/><text:tab/><text:tab/><text:tab/><text:tab/>// inak sme sa už dostali do nejakej navštívenej a vieme, že sa do nej už vieme kedykoľvek vrátiť a to aj z atrakcii, do ktorých sme išli z tejto atrakcie.</text:p>
      <text:p text:style-name="Standard">}</text:p>
      <text:p text:style-name="Standard"/>
      <text:p text:style-name="Standard"/>
      <text:p text:style-name="Standard"/>
      <text:p text:style-name="Standard">for (long long i=1; i&lt;=n; i++){<text:tab/><text:tab/>//a teraz sa pozrieme, že či sme navšívili všetky atrakcie, ak sme nejakú nenavštívili, znamená to, že sa do nej nedá dostať a tým pádom neleží na ktužnici, lebo mi si označujeme ako navštívené iba atrakcie, do ktorých sa vieme cestou dostať, takže musíme sa vedieť dostať aj do 1. Ak sa do nej vieme dostať, a navštívili sme všetky atrakcie, tak sa vieme dostať z ľubovoľnej do ľubovoľnej. </text:p>
      <text:p text:style-name="Standard">if(navs[i]!=true)</text:p>
      <text:p text:style-name="Standard">err=0;</text:p>
      <text:p text:style-name="Standard">}</text:p>
      <text:p text:style-name="Standard"/>
      <text:p text:style-name="Standard"/>
      <text:p text:style-name="Standard"/>
      <text:p text:style-name="Standard">if(err==1) cout&lt;&lt;"Ano"&lt;&lt;endl;<text:tab/><text:tab/>// a vypíšeme správnu odpoveď</text:p>
      <text:p text:style-name="Standard">else cout&lt;&lt;"Nie"&lt;&lt;endl;</text:p>
      <text:p text:style-name="Standard"/>
      <text:p text:style-name="Standard"/>
      <text:p text:style-name="Standard"/>
      <text:p text:style-name="Standard"/>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bell </meta:initial-creator>
    <meta:creation-date>2012-05-15T19:25:12</meta:creation-date>
    <dc:date>2012-05-16T19:06:39</dc:date>
    <dc:creator>kabell </dc:creator>
    <meta:editing-duration>PT5M41S</meta:editing-duration>
    <meta:editing-cycles>2</meta:editing-cycles>
    <meta:generator>LibreOffice/3.5$Linux_X86_64 LibreOffice_project/350m1$Build-2</meta:generator>
    <meta:document-statistic meta:table-count="0" meta:image-count="0" meta:object-count="0" meta:page-count="2" meta:paragraph-count="38" meta:word-count="251" meta:character-count="1613" meta:non-whitespace-character-count="1368"/>
  </office:meta>
</office:document-meta>
</file>